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c4997" officeooo:paragraph-rsid="000c4997" style:font-weight-asian="bold" style:font-weight-complex="bold"/>
    </style:style>
    <style:style style:name="P2" style:family="paragraph" style:parent-style-name="Standard">
      <style:text-properties fo:font-weight="bold" officeooo:rsid="000cdbb9" officeooo:paragraph-rsid="000cdbb9" style:font-weight-asian="bold" style:font-weight-complex="bold"/>
    </style:style>
    <style:style style:name="P3" style:family="paragraph" style:parent-style-name="Standard">
      <style:text-properties fo:font-weight="normal" officeooo:rsid="000c4997" officeooo:paragraph-rsid="000c4997" style:font-weight-asian="normal" style:font-weight-complex="normal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d3d06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2">fill<text:span text:style-name="T6">I</text:span>DAT():</text:p>
      <text:p text:style-name="P4"><text:span text:style-name="T2">void </text:span><text:span text:style-name="T3">fillIDAT(){<text:line-break/> <text:s/>idat = </text:span><text:span text:style-name="T2">new byte</text:span><text:span text:style-name="T3">[dataSize];<text:line-break/> <text:s/>idat[</text:span><text:span text:style-name="T5">4</text:span><text:span text:style-name="T3">] = </text:span><text:span text:style-name="T7">'I'</text:span><text:span text:style-name="T3">; idat[</text:span><text:span text:style-name="T5">5</text:span><text:span text:style-name="T3">] = </text:span><text:span text:style-name="T7">'D'</text:span><text:span text:style-name="T3">; idat[</text:span><text:span text:style-name="T5">6</text:span><text:span text:style-name="T3">] = </text:span><text:span text:style-name="T7">'A'</text:span><text:span text:style-name="T3">; idat[</text:span><text:span text:style-name="T5">7</text:span><text:span text:style-name="T3">] = </text:span><text:span text:style-name="T7">'T'</text:span><text:span text:style-name="T3">;<text:line-break/> <text:s/>Deflater compresser = </text:span><text:span text:style-name="T2">new </text:span><text:span text:style-name="T3">Deflater();<text:line-break/> <text:s/>compresser.setInput(data);<text:line-break/> <text:s/>compresser.finish();<text:line-break/><text:line-break/> <text:s/></text:span><text:span text:style-name="T4">// 1. deflate data into idat at position 8<text:line-break/> <text:s text:c="3"/></text:span><text:span text:style-name="T3">compressedDataLength = compresser.deflate(idat, </text:span><text:span text:style-name="T5">8</text:span><text:span text:style-name="T3">, idat.length - </text:span><text:span text:style-name="T5">8</text:span><text:span text:style-name="T3">);<text:line-break/> <text:s text:c="3"/></text:span><text:span text:style-name="T4">// 2. place compressedDataLength at position 0 of idat<text:line-break/> <text:s text:c="3"/></text:span><text:span text:style-name="T3">fillNumber(idat, </text:span><text:span text:style-name="T5">0</text:span><text:span text:style-name="T3">, compressedDataLength);<text:line-break/> <text:s text:c="3"/></text:span><text:span text:style-name="T4">// 3. compute CRC for idat without the length<text:line-break/> <text:s text:c="3"/></text:span><text:span text:style-name="T3">crc32.reset();<text:line-break/> <text:s text:c="3"/>crc32.update(idat, </text:span><text:span text:style-name="T5">8</text:span><text:span text:style-name="T3">, compressedDataLength);<text:line-break/> <text:s text:c="3"/></text:span><text:span text:style-name="T4">// 4. append CRC after compressed data<text:line-break/> <text:s text:c="3"/></text:span><text:span text:style-name="T3">fillNumber(idat, </text:span><text:span text:style-name="T5">8 </text:span><text:span text:style-name="T3">+ compressedDataLength, crc32.getValue());<text:line-break/> <text:s text:c="3"/></text:span><text:span text:style-name="T4">// idat = |length|"IDAT"|compressed data|CRC|<text:line-break/></text:span><text:span text:style-name="T3">}</text:span></text:p>
      <text:p text:style-name="P2"/>
      <text:p text:style-name="P2"/>
      <text:p text:style-name="P2">fillData():</text:p>
      <text:p text:style-name="P4"><text:span text:style-name="T2">void </text:span><text:span text:style-name="T3">fillData(</text:span><text:span text:style-name="T2">int </text:span><text:span text:style-name="T3">type){ </text:span><text:span text:style-name="T4">// example: all rows have filter type 0<text:line-break/> <text:s text:c="3"/></text:span><text:span text:style-name="T2">if </text:span><text:span text:style-name="T3">(type == </text:span><text:span text:style-name="T5">0</text:span><text:span text:style-name="T3">) {<text:line-break/> <text:s text:c="7"/>fillRow(</text:span><text:span text:style-name="T5">0</text:span><text:span text:style-name="T3">, </text:span><text:span text:style-name="T5">0</text:span><text:span text:style-name="T3">); <text:s/></text:span><text:span text:style-name="T4">// row 0 can only have type 0 or 1<text:line-break/> <text:s text:c="7"/></text:span><text:span text:style-name="T2">for </text:span><text:span text:style-name="T3">(</text:span><text:span text:style-name="T2">int </text:span><text:span text:style-name="T3">row = </text:span><text:span text:style-name="T5">1</text:span><text:span text:style-name="T3">; row &lt; height; row++) fillRow(row, </text:span><text:span text:style-name="T5">0</text:span><text:span text:style-name="T3">);<text:line-break/> <text:s text:c="3"/>} </text:span><text:span text:style-name="T2">else if </text:span><text:span text:style-name="T3">(type == </text:span><text:span text:style-name="T5">1</text:span><text:span text:style-name="T3">) {<text:line-break/> <text:s text:c="7"/>fillRow(</text:span><text:span text:style-name="T5">0</text:span><text:span text:style-name="T3">, </text:span><text:span text:style-name="T5">1</text:span><text:span text:style-name="T3">);<text:line-break/> <text:s text:c="7"/></text:span><text:span text:style-name="T2">for </text:span><text:span text:style-name="T3">(</text:span><text:span text:style-name="T2">int </text:span><text:span text:style-name="T3">row = </text:span><text:span text:style-name="T5">1</text:span><text:span text:style-name="T3">; row &lt; height; row++) fillRow(row, </text:span><text:span text:style-name="T5">1</text:span><text:span text:style-name="T3">);<text:line-break/> <text:s text:c="3"/>} </text:span><text:span text:style-name="T2">else if </text:span><text:span text:style-name="T3">(type == </text:span><text:span text:style-name="T5">2</text:span><text:span text:style-name="T3">) {<text:line-break/> <text:s text:c="7"/>fillRow(</text:span><text:span text:style-name="T5">0</text:span><text:span text:style-name="T3">, </text:span><text:span text:style-name="T5">1</text:span><text:span text:style-name="T3">);<text:line-break/> <text:s text:c="7"/></text:span><text:span text:style-name="T2">for </text:span><text:span text:style-name="T3">(</text:span><text:span text:style-name="T2">int </text:span><text:span text:style-name="T3">row = </text:span><text:span text:style-name="T5">1</text:span><text:span text:style-name="T3">; row &lt; height; row++) fillRow(row, </text:span><text:span text:style-name="T5">2</text:span><text:span text:style-name="T3">);<text:line-break/> <text:s text:c="3"/>} </text:span><text:span text:style-name="T2">else if </text:span><text:span text:style-name="T3">(type == </text:span><text:span text:style-name="T5">3</text:span><text:span text:style-name="T3">) {<text:line-break/> <text:s text:c="7"/>fillRow(</text:span><text:span text:style-name="T5">0</text:span><text:span text:style-name="T3">, </text:span><text:span text:style-name="T5">1</text:span><text:span text:style-name="T3">);<text:line-break/> <text:s text:c="7"/></text:span><text:span text:style-name="T2">for </text:span><text:span text:style-name="T3">(</text:span><text:span text:style-name="T2">int </text:span><text:span text:style-name="T3">row = </text:span><text:span text:style-name="T5">1</text:span><text:span text:style-name="T3">; row &lt; height; row++) fillRow(row, </text:span><text:span text:style-name="T5">3</text:span><text:span text:style-name="T3">);<text:line-break/> <text:s text:c="3"/>} </text:span><text:span text:style-name="T2">else if </text:span><text:span text:style-name="T3">(type == </text:span><text:span text:style-name="T5">4</text:span><text:span text:style-name="T3">) {<text:line-break/> <text:s text:c="7"/>fillRow(</text:span><text:span text:style-name="T5">0</text:span><text:span text:style-name="T3">, </text:span><text:span text:style-name="T5">1</text:span><text:span text:style-name="T3">);<text:line-break/> <text:s text:c="7"/></text:span><text:span text:style-name="T2">for </text:span><text:span text:style-name="T3">(</text:span><text:span text:style-name="T2">int </text:span><text:span text:style-name="T3">row = </text:span><text:span text:style-name="T5">1</text:span><text:span text:style-name="T3">; row &lt; height; row++) fillRow(row, </text:span><text:span text:style-name="T5">4</text:span><text:span text:style-name="T3">);<text:line-break/> <text:s text:c="3"/>}<text:line-break/>}</text:span></text:p>
      <text:p text:style-name="P2"/>
      <text:p text:style-name="P3"/>
      <text:p text:style-name="P1">File Sizes</text:p>
      <text:p text:style-name="P1"><text:span text:style-name="T1">Suffix shows the different filter types.</text:span></text:p>
      <text:p text:style-name="P1"><text:span text:style-name="T1"/></text:p>
      <text:p text:style-name="P1"><text:span text:style-name="T1">536 LenaRGB1.png</text:span></text:p>
      <text:p text:style-name="P1"><text:span text:style-name="T1">508 LenaRGB2.png</text:span></text:p>
      <text:p text:style-name="P1"><text:span text:style-name="T1">504 LenaRGB3.png</text:span></text:p>
      <text:p text:style-name="P1"><text:span text:style-name="T1">512 LenaRGB4.png</text:span></text:p>
      <text:p text:style-name="P1"><text:span text:style-name="T1">720 LenaRGB0.png</text:span></text:p>
      <text:p text:style-name="P1"><text:span text:style-name="T1"/></text:p>
      <text:p text:style-name="P1"><text:span text:style-name="T1">224 RAY1.png</text:span></text:p>
      <text:p text:style-name="P1"><text:span text:style-name="T1">272 RAY2.png</text:span></text:p>
      <text:p text:style-name="P1"><text:soft-page-break/><text:span text:style-name="T1">352 RAY3.png</text:span></text:p>
      <text:p text:style-name="P1"><text:span text:style-name="T1">260 RAY4.png</text:span></text:p>
      <text:p text:style-name="P1"><text:span text:style-name="T1">228 RAY0.png</text:span></text:p>
      <text:p text:style-name="P1"><text:span text:style-name="T1"/></text:p>
      <text:p text:style-name="P1"><text:span text:style-name="T1">For LenaRGB, the best filter type is filter type 3.</text:span></text:p>
      <text:p text:style-name="P1"><text:span text:style-name="T1">For RAY, the best filter type is filter type 1.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1:27:29.413549936</meta:creation-date>
    <dc:date>2024-03-25T21:33:24.056243939</dc:date>
    <meta:editing-duration>PT5M5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19" meta:word-count="257" meta:character-count="1701" meta:non-whitespace-character-count="1309"/>
  </office:meta>
</office:document-meta>
</file>